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420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="solid" draw:fill-color="#579d1c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solid" draw:fill-color="#0066cc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ashed" svg:stroke-width="0.051cm" svg:stroke-color="#00cc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width="0.051cm" svg:stroke-color="#ff420e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objectwithoutfill">
      <style:graphic-properties draw:stroke="dash" draw:stroke-dash="Fine_20_Dashed" svg:stroke-width="0.051cm" svg:stroke-color="#579d1c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16" style:family="graphic" style:parent-style-name="objectwithoutfill">
      <style:graphic-properties svg:stroke-width="0.051cm" svg:stroke-color="#00ccff" draw:marker-start="Arrow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3cm" fo:min-width="0cm"/>
    </style:style>
    <style:style style:name="gr18" style:family="graphic" style:parent-style-name="objectwithoutfill">
      <style:graphic-properties svg:stroke-width="0.051cm" svg:stroke-color="#99ff66" draw:marker-start="Arrow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3333" draw:marker-start="Arrow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ff420e" fo:font-size="18pt"/>
    </style:style>
    <style:style style:name="P3" style:family="paragraph">
      <style:text-properties fo:color="#00ccff" fo:font-size="18pt"/>
    </style:style>
    <style:style style:name="P4" style:family="paragraph">
      <style:text-properties fo:color="#00cc00"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color="#ff420e" fo:font-size="18pt"/>
    </style:style>
    <style:style style:name="T2" style:family="text">
      <style:text-properties fo:color="#00ccff" fo:font-size="18pt"/>
    </style:style>
    <style:style style:name="T3" style:family="text">
      <style:text-properties fo:color="#00cc00"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/>
    </style:style>
    <style:style style:name="T6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style:style style:name="T7" style:family="text">
      <style:text-properties fo:font-family="Arial" style:font-family-generic="roman" style:font-pitch="variable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86cm" svg:height="20.65cm" draw:transform="rotate (1.96349540849325) translate (17.455cm 21.357cm)">
          <text:p/>
          <draw:enhanced-geometry svg:viewBox="0 0 21600 21600" draw:glue-points="?f0 0 ?f1 10800 0 21600 10800 21600 21600 21600 ?f7 10800" draw:text-areas="?f1 10800 ?f2 18000 ?f3 7200 ?f4 21600" draw:type="isosceles-triangle" draw:modifiers="10880.5045871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2.86cm" svg:height="20.65cm" draw:transform="skewX (-6.31268033812583E-017) rotate (1.17809724509595) translate (8.8cm 21.12cm)">
          <text:p/>
          <draw:enhanced-geometry svg:viewBox="0 0 21600 21600" draw:glue-points="?f0 0 ?f1 10800 0 21600 10800 21600 21600 21600 ?f7 10800" draw:text-areas="?f1 10800 ?f2 18000 ?f3 7200 ?f4 21600" draw:type="isosceles-triangle" draw:modifiers="10880.5045871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2.86cm" svg:height="20.65cm" draw:transform="rotate (1.5707963267946) translate (13.129cm 22.05cm)">
          <text:p/>
          <draw:enhanced-geometry svg:viewBox="0 0 21600 21600" draw:glue-points="?f0 0 ?f1 10800 0 21600 10800 21600 21600 21600 ?f7 10800" draw:text-areas="?f1 10800 ?f2 18000 ?f3 7200 ?f4 21600" draw:type="isosceles-triangle" draw:modifiers="10880.5045871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4" draw:text-style-name="P1" draw:layer="layout" svg:width="12.872cm" svg:height="12.872cm" svg:x="6.684cm" svg:y="4.047cm">
          <text:p/>
        </draw:circle>
        <draw:custom-shape draw:style-name="gr5" draw:text-style-name="P1" draw:layer="layout" svg:width="2.537cm" svg:height="1.779cm" svg:x="11.865cm" svg:y="3.9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9cm" draw:transform="rotate (0.39269908169865) translate (9.502cm 4.93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8cm" draw:transform="rotate (0.7853981633973) translate (7.672cm 6.73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7cm" svg:height="1.778cm" draw:transform="skewX (-0.000523598775598157) rotate (1.17809724509595) translate (6.68cm 9.13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9cm" draw:transform="rotate (1.5707963267946) translate (6.653cm 11.7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7cm" svg:height="1.779cm" draw:transform="rotate (0.39269908169865) translate (9.502cm 15.26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9cm" draw:transform="rotate (0.7853981633973) translate (7.672cm 14.666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9cm" draw:transform="rotate (1.17809724509595) translate (6.681cm 13.40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9cm" svg:x="11.867cm" svg:y="15.121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9cm" draw:transform="rotate (0.39269908169865) translate (13.742cm 15.244cm)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8cm" draw:transform="rotate (0.7853981633973) translate (15.545cm 14.651cm)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2.536cm" svg:height="1.779cm" draw:transform="rotate (1.17809724509595) translate (16.974cm 13.382cm)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1" draw:layer="layout" svg:width="2.536cm" svg:height="1.78cm" draw:transform="rotate (1.5707963267946) translate (17.835cm 11.672cm)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7cm" svg:height="1.779cm" draw:transform="skewX (-0.000523598775598178) rotate (0.39269908169865) translate (13.742cm 4.917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8cm" draw:transform="rotate (0.7853981633973) translate (15.544cm 6.716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draw:layer="layout" svg:width="2.537cm" svg:height="1.78cm" draw:transform="skewX (-0.00104719755119634) rotate (1.17809724509595) translate (16.969cm 9.113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9" draw:text-style-name="P1" draw:layer="layout" svg:x1="13.104cm" svg:y1="10.475cm" svg:x2="21.788cm" svg:y2="10.475cm">
            <text:p/>
          </draw:line>
          <draw:line draw:style-name="gr10" draw:text-style-name="P1" draw:layer="layout" svg:x1="13.142cm" svg:y1="10.458cm" svg:x2="21.127cm" svg:y2="7.151cm">
            <text:p/>
          </draw:line>
          <draw:line draw:style-name="gr11" draw:text-style-name="P1" draw:layer="layout" svg:x1="9.774cm" svg:y1="18.507cm" svg:x2="16.425cm" svg:y2="2.449cm">
            <text:p/>
          </draw:line>
          <draw:line draw:style-name="gr11" draw:text-style-name="P1" draw:layer="layout" svg:x1="6.954cm" svg:y1="16.623cm" svg:x2="19.244cm" svg:y2="4.333cm">
            <text:p/>
          </draw:line>
          <draw:line draw:style-name="gr12" draw:text-style-name="P1" draw:layer="layout" svg:x1="21.126cm" svg:y1="13.802cm" svg:x2="13.123cm" svg:y2="10.488cm">
            <text:p/>
          </draw:line>
          <draw:line draw:style-name="gr11" draw:text-style-name="P1" draw:layer="layout" svg:x1="16.421cm" svg:y1="18.507cm" svg:x2="9.77cm" svg:y2="2.449cm">
            <text:p/>
          </draw:line>
          <draw:line draw:style-name="gr11" draw:text-style-name="P1" draw:layer="layout" svg:x1="19.24cm" svg:y1="16.624cm" svg:x2="6.95cm" svg:y2="4.334cm">
            <text:p/>
          </draw:line>
          <draw:line draw:style-name="gr13" draw:text-style-name="P1" draw:layer="layout" svg:x1="4.474cm" svg:y1="10.475cm" svg:x2="13.158cm" svg:y2="10.475cm">
            <text:p/>
          </draw:line>
          <draw:line draw:style-name="gr11" draw:text-style-name="P1" draw:layer="layout" svg:x1="5.069cm" svg:y1="13.803cm" svg:x2="13.105cm" svg:y2="10.475cm">
            <text:p/>
          </draw:line>
          <draw:line draw:style-name="gr11" draw:text-style-name="P1" draw:layer="layout" svg:x1="13.156cm" svg:y1="10.502cm" svg:x2="5.068cm" svg:y2="7.152cm">
            <text:p/>
          </draw:line>
        </draw:g>
        <draw:line draw:style-name="gr11" draw:text-style-name="P1" draw:layer="layout" svg:x1="13.101cm" svg:y1="19.164cm" svg:x2="13.101cm" svg:y2="1.783cm">
          <text:p/>
        </draw:line>
        <draw:frame draw:style-name="gr14" draw:text-style-name="P2" draw:layer="layout" svg:width="3.961cm" svg:height="0.962cm" draw:transform="rotate (0.39269908169865) translate (21.965cm 6.628cm)">
          <draw:text-box>
            <text:p><text:span text:style-name="T1">Phi Sector 3</text:span></text:p>
          </draw:text-box>
        </draw:frame>
        <draw:frame draw:style-name="gr14" draw:text-style-name="P3" draw:layer="layout" svg:width="3.961cm" svg:height="0.962cm" svg:x="22.118cm" svg:y="10.029cm">
          <draw:text-box>
            <text:p><text:span text:style-name="T2">Phi Sector 2</text:span></text:p>
          </draw:text-box>
        </draw:frame>
        <draw:frame draw:style-name="gr14" draw:text-style-name="P4" draw:layer="layout" svg:width="3.961cm" svg:height="0.962cm" draw:transform="rotate (-0.392699081699837) translate (21.391cm 13.439cm)">
          <draw:text-box>
            <text:p><text:span text:style-name="T3">Phi Sector 1</text:span></text:p>
          </draw:text-box>
        </draw:frame>
        <draw:frame draw:style-name="gr14" draw:text-style-name="P5" draw:layer="layout" svg:width="4.807cm" svg:height="0.721cm" svg:x="22.724cm" svg:y="7.634cm">
          <draw:text-box>
            <text:p><text:span text:style-name="T4">2 and 3 Overlap region</text:span></text:p>
          </draw:text-box>
        </draw:frame>
        <draw:frame draw:style-name="gr15" draw:text-style-name="P5" draw:layer="layout" svg:width="4.807cm" svg:height="1.212cm" svg:x="22.811cm" svg:y="13.39cm">
          <draw:text-box>
            <text:p><text:span text:style-name="T4">1 and 2 Overlap region</text:span></text:p>
          </draw:text-box>
        </draw:frame>
        <draw:frame draw:style-name="gr14" draw:text-style-name="P6" draw:layer="layout" svg:width="5.692cm" svg:height="2.384cm" svg:x="2.911cm" svg:y="1.921cm">
          <draw:text-box>
            <text:p text:style-name="P1"><text:span text:style-name="T5">Dashed lines</text:span></text:p>
            <text:p text:style-name="P1"><text:span text:style-name="T5">denotes phi sector</text:span></text:p>
            <text:p text:style-name="P1"><text:span text:style-name="T5">boresight direction</text:span></text:p>
          </draw:text-box>
        </draw:frame>
        <draw:frame draw:style-name="gr14" draw:text-style-name="P5" draw:layer="layout" svg:width="2.077cm" svg:height="0.721cm" svg:x="6.505cm" svg:y="9.676cm">
          <draw:text-box>
            <text:p><text:span text:style-name="T4">Antenna</text:span></text:p>
          </draw:text-box>
        </draw:frame>
        <draw:path draw:style-name="gr16" draw:text-style-name="P1" draw:layer="layout" svg:width="1.188cm" svg:height="7.387cm" svg:x="19.441cm" svg:y="6.683cm" svg:viewBox="0 0 1189 7388" svg:d="m0 7388c708-1401 1059-2351 1170-3614s-282-2811-523-3774">
          <text:p/>
        </draw:path>
        <draw:frame draw:style-name="gr17" draw:text-style-name="P5" draw:layer="layout" svg:width="3.901cm" svg:height="0.723cm" svg:x="19.073cm" svg:y="15.646cm">
          <draw:text-box>
            <text:p><text:span text:style-name="T4">30</text:span><text:span text:style-name="T6">º</text:span><text:span text:style-name="T7"> opening angle</text:span></text:p>
          </draw:text-box>
        </draw:frame>
        <draw:frame draw:style-name="gr14" draw:text-style-name="P5" draw:layer="layout" svg:width="5.277cm" svg:height="0.721cm" svg:x="22.663cm" svg:y="10.972cm">
          <draw:text-box>
            <text:p><text:span text:style-name="T4">1, 2 and 3 Overlap region</text:span></text:p>
          </draw:text-box>
        </draw:frame>
        <draw:path draw:style-name="gr18" draw:text-style-name="P1" draw:layer="layout" svg:width="1.204cm" svg:height="7.999cm" draw:transform="skewX (-0.0668461103513702) rotate (-0.419751685105744) translate (20.997696155806cm 9.26952026873211cm)" svg:viewBox="0 0 1205 8000" svg:d="m0 8000c717-1517 1073-2545 1186-3913s-285-3044-529-4087">
          <text:p/>
        </draw:path>
        <draw:path draw:style-name="gr19" draw:text-style-name="P1" draw:layer="layout" svg:width="2.961cm" svg:height="8.515cm" svg:x="19.124cm" svg:y="3.178cm" svg:viewBox="0 0 2962 8516" svg:d="m2780 8516c432-1880 45-3907-655-5618-535-1309-1194-1968-2125-289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01T12:17:22</meta:creation-date>
    <dc:date>2017-10-20T13:00:45</dc:date>
    <dc:creator>Ben Rotter</dc:creator>
    <meta:editing-duration>PT4H29M49S</meta:editing-duration>
    <meta:editing-cycles>9</meta:editing-cycles>
    <meta:generator>OpenOffice/4.0.0$Unix OpenOffice.org_project/400m3$Build-9702</meta:generator>
    <meta:document-statistic meta:object-count="44"/>
  </office:meta>
</office:document-meta>
</file>